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 dump BDD quand init de la journé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>
            <draw:frame table:end-cell-address="DEV.B107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84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4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IHM : impossibilité de faire 3 changements au milieu</text:p>
          </table:table-cell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17/03/2018</text:date>, <text:time>10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7T10:37:18.16</dc:date>
    <dc:creator>Max Plaiz</dc:creator>
    <meta:editing-duration>P1DT54M14S</meta:editing-duration>
    <meta:editing-cycles>61</meta:editing-cycles>
    <meta:generator>OpenOffice/4.1.3$Win32 OpenOffice.org_project/413m1$Build-9783</meta:generator>
    <meta:document-statistic meta:table-count="2" meta:cell-count="196" meta:object-count="1"/>
  </office:meta>
</office:document-meta>
</file>